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38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[.A3]-[.A2]" office:value-type="float" office:value="6" calcext:value-type="float">
            <text:p>6</text:p>
          </table:table-cell>
          <table:table-cell table:number-columns-repeated="4"/>
          <table:table-cell table:style-name="ce1" office:value-type="string" calcext:value-type="string">
            <text:p>Nombre de points théoriques total à 15ms</text:p>
          </table:table-cell>
          <table:table-cell table:style-name="ce2" table:formula="of:=5000/15" office:value-type="float" office:value="333.333333333333" calcext:value-type="float">
            <text:p>333,33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[.A4]-[.A3]" office:value-type="float" office:value="10" calcext:value-type="float">
            <text:p>10</text:p>
          </table:table-cell>
          <table:table-cell table:number-columns-repeated="4"/>
          <table:table-cell table:style-name="ce1" office:value-type="string" calcext:value-type="string">
            <text:p>Nombre de points réels total</text:p>
          </table:table-cell>
          <table:table-cell table:style-name="ce2" table:formula="of:=380"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table:formula="of:=[.A5]-[.A4]" office:value-type="float" office:value="16" calcext:value-type="float">
            <text:p>16</text:p>
          </table:table-cell>
          <table:table-cell table:number-columns-repeated="4"/>
          <table:table-cell table:style-name="ce1" office:value-type="string" calcext:value-type="string">
            <text:p>Période d’échantillonnage réelle (ms)</text:p>
          </table:table-cell>
          <table:table-cell table:style-name="ce2" table:formula="of:=5000/[.J4]" office:value-type="float" office:value="13.1578947368421" calcext:value-type="float">
            <text:p>13,157894736842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formula="of:=[.A6]-[.A5]" office:value-type="float" office:value="16" calcext:value-type="float">
            <text:p>16</text:p>
          </table:table-cell>
          <table:table-cell table:number-columns-repeated="4"/>
          <table:table-cell table:style-name="ce1" office:value-type="string" calcext:value-type="string">
            <text:p>Temps de calcul (ms)</text:p>
          </table:table-cell>
          <table:table-cell table:style-name="ce2" table:formula="of:=[.J5]-15" office:value-type="float" office:value="-1.8421052631579" calcext:value-type="float">
            <text:p>-1,842105263157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table:formula="of:=[.A7]-[.A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8]-[.A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9]-[.A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formula="of:=[.A10]-[.A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formula="of:=[.A11]-[.A1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12]-[.A1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13]-[.A1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14]-[.A1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15]-[.A1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16]-[.A1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formula="of:=[.A17]-[.A1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18]-[.A1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19]-[.A1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20]-[.A1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21]-[.A2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22]-[.A2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23]-[.A2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24]-[.A2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25]-[.A2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26]-[.A2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formula="of:=[.A27]-[.A2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formula="of:=[.A28]-[.A2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formula="of:=[.A29]-[.A2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30]-[.A2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31]-[.A3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32]-[.A3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33]-[.A3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34]-[.A3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35]-[.A3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  <table:table-cell table:formula="of:=[.A36]-[.A3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  <table:table-cell table:formula="of:=[.A37]-[.A3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formula="of:=[.A38]-[.A3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39]-[.A3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40]-[.A3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41]-[.A4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42]-[.A4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43]-[.A4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44]-[.A4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45]-[.A4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46]-[.A45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47]-[.A4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A48]-[.A4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formula="of:=[.A49]-[.A4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formula="of:=[.A50]-[.A4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formula="of:=[.A51]-[.A5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formula="of:=[.A52]-[.A5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53]-[.A5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28" calcext:value-type="float">
            <text:p>228</text:p>
          </table:table-cell>
          <table:table-cell office:value-type="float" office:value="88" calcext:value-type="float">
            <text:p>88</text:p>
          </table:table-cell>
          <table:table-cell table:formula="of:=[.A54]-[.A5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55]-[.A5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[.A56]-[.A5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57]-[.A5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58]-[.A57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formula="of:=[.A59]-[.A5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60]-[.A5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61]-[.A6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40" calcext:value-type="float">
            <text:p>240</text:p>
          </table:table-cell>
          <table:table-cell office:value-type="float" office:value="89" calcext:value-type="float">
            <text:p>89</text:p>
          </table:table-cell>
          <table:table-cell table:formula="of:=[.A62]-[.A6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40" calcext:value-type="float">
            <text:p>240</text:p>
          </table:table-cell>
          <table:table-cell office:value-type="float" office:value="89" calcext:value-type="float">
            <text:p>89</text:p>
          </table:table-cell>
          <table:table-cell table:formula="of:=[.A63]-[.A6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formula="of:=[.A64]-[.A6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65]-[.A6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66]-[.A6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formula="of:=[.A67]-[.A6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formula="of:=[.A68]-[.A6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45" calcext:value-type="float">
            <text:p>245</text:p>
          </table:table-cell>
          <table:table-cell office:value-type="float" office:value="69" calcext:value-type="float">
            <text:p>69</text:p>
          </table:table-cell>
          <table:table-cell table:formula="of:=[.A69]-[.A6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table:formula="of:=[.A70]-[.A6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formula="of:=[.A71]-[.A7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formula="of:=[.A72]-[.A7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formula="of:=[.A73]-[.A7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formula="of:=[.A74]-[.A7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52" calcext:value-type="float">
            <text:p>252</text:p>
          </table:table-cell>
          <table:table-cell office:value-type="float" office:value="84" calcext:value-type="float">
            <text:p>84</text:p>
          </table:table-cell>
          <table:table-cell table:formula="of:=[.A75]-[.A7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52" calcext:value-type="float">
            <text:p>252</text:p>
          </table:table-cell>
          <table:table-cell office:value-type="float" office:value="84" calcext:value-type="float">
            <text:p>84</text:p>
          </table:table-cell>
          <table:table-cell table:formula="of:=[.A76]-[.A7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table:formula="of:=[.A77]-[.A7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formula="of:=[.A78]-[.A7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formula="of:=[.A79]-[.A7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formula="of:=[.A80]-[.A7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56" calcext:value-type="float">
            <text:p>256</text:p>
          </table:table-cell>
          <table:table-cell office:value-type="float" office:value="68" calcext:value-type="float">
            <text:p>68</text:p>
          </table:table-cell>
          <table:table-cell table:formula="of:=[.A81]-[.A8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56" calcext:value-type="float">
            <text:p>256</text:p>
          </table:table-cell>
          <table:table-cell office:value-type="float" office:value="68" calcext:value-type="float">
            <text:p>68</text:p>
          </table:table-cell>
          <table:table-cell table:formula="of:=[.A82]-[.A8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formula="of:=[.A83]-[.A8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formula="of:=[.A84]-[.A8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table:formula="of:=[.A85]-[.A8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54" calcext:value-type="float">
            <text:p>254</text:p>
          </table:table-cell>
          <table:table-cell office:value-type="float" office:value="88" calcext:value-type="float">
            <text:p>88</text:p>
          </table:table-cell>
          <table:table-cell table:formula="of:=[.A86]-[.A8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54" calcext:value-type="float">
            <text:p>254</text:p>
          </table:table-cell>
          <table:table-cell office:value-type="float" office:value="88" calcext:value-type="float">
            <text:p>88</text:p>
          </table:table-cell>
          <table:table-cell table:formula="of:=[.A87]-[.A8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53" calcext:value-type="float">
            <text:p>253</text:p>
          </table:table-cell>
          <table:table-cell office:value-type="float" office:value="67" calcext:value-type="float">
            <text:p>67</text:p>
          </table:table-cell>
          <table:table-cell table:formula="of:=[.A88]-[.A8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54" calcext:value-type="float">
            <text:p>254</text:p>
          </table:table-cell>
          <table:table-cell office:value-type="float" office:value="90" calcext:value-type="float">
            <text:p>90</text:p>
          </table:table-cell>
          <table:table-cell table:formula="of:=[.A89]-[.A8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54" calcext:value-type="float">
            <text:p>254</text:p>
          </table:table-cell>
          <table:table-cell office:value-type="float" office:value="90" calcext:value-type="float">
            <text:p>90</text:p>
          </table:table-cell>
          <table:table-cell table:formula="of:=[.A90]-[.A8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formula="of:=[.A91]-[.A9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formula="of:=[.A92]-[.A9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93]-[.A9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formula="of:=[.A94]-[.A9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formula="of:=[.A95]-[.A9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formula="of:=[.A96]-[.A9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97]-[.A9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98]-[.A9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99]-[.A9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formula="of:=[.A100]-[.A9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101]-[.A10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102]-[.A10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table:formula="of:=[.A103]-[.A10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104]-[.A10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105]-[.A10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  <table:table-cell table:formula="of:=[.A106]-[.A10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  <table:table-cell table:formula="of:=[.A107]-[.A10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26" calcext:value-type="float">
            <text:p>226</text:p>
          </table:table-cell>
          <table:table-cell office:value-type="float" office:value="67" calcext:value-type="float">
            <text:p>67</text:p>
          </table:table-cell>
          <table:table-cell table:formula="of:=[.A108]-[.A10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109]-[.A10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formula="of:=[.A110]-[.A10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table:formula="of:=[.A111]-[.A11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table:formula="of:=[.A112]-[.A11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table:formula="of:=[.A113]-[.A11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formula="of:=[.A114]-[.A113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formula="of:=[.A115]-[.A11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116]-[.A11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117]-[.A11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formula="of:=[.A118]-[.A11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119]-[.A11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120]-[.A11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121]-[.A12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formula="of:=[.A122]-[.A12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123]-[.A12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124]-[.A12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125]-[.A12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126]-[.A12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formula="of:=[.A127]-[.A12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formula="of:=[.A128]-[.A12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129]-[.A12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130]-[.A12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formula="of:=[.A131]-[.A13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formula="of:=[.A132]-[.A13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133]-[.A13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formula="of:=[.A134]-[.A13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formula="of:=[.A135]-[.A13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formula="of:=[.A136]-[.A13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formula="of:=[.A137]-[.A13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formula="of:=[.A138]-[.A13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139]-[.A13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140]-[.A13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62" calcext:value-type="float">
            <text:p>262</text:p>
          </table:table-cell>
          <table:table-cell office:value-type="float" office:value="67" calcext:value-type="float">
            <text:p>67</text:p>
          </table:table-cell>
          <table:table-cell table:formula="of:=[.A141]-[.A14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64" calcext:value-type="float">
            <text:p>264</text:p>
          </table:table-cell>
          <table:table-cell office:value-type="float" office:value="88" calcext:value-type="float">
            <text:p>88</text:p>
          </table:table-cell>
          <table:table-cell table:formula="of:=[.A142]-[.A14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64" calcext:value-type="float">
            <text:p>264</text:p>
          </table:table-cell>
          <table:table-cell office:value-type="float" office:value="88" calcext:value-type="float">
            <text:p>88</text:p>
          </table:table-cell>
          <table:table-cell table:formula="of:=[.A143]-[.A14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formula="of:=[.A144]-[.A14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formula="of:=[.A145]-[.A14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formula="of:=[.A146]-[.A14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147]-[.A14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148]-[.A14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55" calcext:value-type="float">
            <text:p>255</text:p>
          </table:table-cell>
          <table:table-cell office:value-type="float" office:value="76" calcext:value-type="float">
            <text:p>76</text:p>
          </table:table-cell>
          <table:table-cell table:formula="of:=[.A149]-[.A14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formula="of:=[.A150]-[.A14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formula="of:=[.A151]-[.A15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152]-[.A15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formula="of:=[.A153]-[.A15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formula="of:=[.A154]-[.A15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formula="of:=[.A155]-[.A15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formula="of:=[.A156]-[.A15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157]-[.A15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158]-[.A15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formula="of:=[.A159]-[.A15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formula="of:=[.A160]-[.A159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formula="of:=[.A161]-[.A16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formula="of:=[.A162]-[.A16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table:formula="of:=[.A163]-[.A162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22" calcext:value-type="float">
            <text:p>222</text:p>
          </table:table-cell>
          <table:table-cell office:value-type="float" office:value="90" calcext:value-type="float">
            <text:p>90</text:p>
          </table:table-cell>
          <table:table-cell table:formula="of:=[.A164]-[.A16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table:formula="of:=[.A165]-[.A16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15" calcext:value-type="float">
            <text:p>215</text:p>
          </table:table-cell>
          <table:table-cell office:value-type="float" office:value="95" calcext:value-type="float">
            <text:p>95</text:p>
          </table:table-cell>
          <table:table-cell table:formula="of:=[.A166]-[.A16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table:formula="of:=[.A167]-[.A16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table:formula="of:=[.A168]-[.A16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table:formula="of:=[.A169]-[.A168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table:formula="of:=[.A170]-[.A16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07" calcext:value-type="float">
            <text:p>207</text:p>
          </table:table-cell>
          <table:table-cell office:value-type="float" office:value="67" calcext:value-type="float">
            <text:p>67</text:p>
          </table:table-cell>
          <table:table-cell table:formula="of:=[.A171]-[.A17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table:formula="of:=[.A172]-[.A17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table:formula="of:=[.A173]-[.A17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formula="of:=[.A174]-[.A17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formula="of:=[.A175]-[.A17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table:formula="of:=[.A176]-[.A17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formula="of:=[.A177]-[.A17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formula="of:=[.A178]-[.A17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[.A179]-[.A17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table:formula="of:=[.A180]-[.A17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table:formula="of:=[.A181]-[.A18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182]-[.A18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formula="of:=[.A183]-[.A18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formula="of:=[.A184]-[.A18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formula="of:=[.A185]-[.A18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A186]-[.A18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187]-[.A18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formula="of:=[.A188]-[.A18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189]-[.A18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190]-[.A18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formula="of:=[.A191]-[.A19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formula="of:=[.A192]-[.A19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formula="of:=[.A193]-[.A19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formula="of:=[.A194]-[.A19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formula="of:=[.A195]-[.A19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formula="of:=[.A196]-[.A19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1" calcext:value-type="float">
            <text:p>261</text:p>
          </table:table-cell>
          <table:table-cell office:value-type="float" office:value="87" calcext:value-type="float">
            <text:p>87</text:p>
          </table:table-cell>
          <table:table-cell table:formula="of:=[.A197]-[.A19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table:formula="of:=[.A198]-[.A19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199]-[.A19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formula="of:=[.A200]-[.A19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formula="of:=[.A201]-[.A20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table:formula="of:=[.A202]-[.A201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table:formula="of:=[.A203]-[.A20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table:formula="of:=[.A204]-[.A20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formula="of:=[.A205]-[.A20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formula="of:=[.A206]-[.A20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261" calcext:value-type="float">
            <text:p>261</text:p>
          </table:table-cell>
          <table:table-cell office:value-type="float" office:value="88" calcext:value-type="float">
            <text:p>88</text:p>
          </table:table-cell>
          <table:table-cell table:formula="of:=[.A207]-[.A20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formula="of:=[.A208]-[.A20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209]-[.A20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210]-[.A20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211]-[.A210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212]-[.A21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table:formula="of:=[.A213]-[.A21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table:formula="of:=[.A214]-[.A21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formula="of:=[.A215]-[.A21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216]-[.A21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217]-[.A21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218]-[.A21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formula="of:=[.A219]-[.A21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220]-[.A21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formula="of:=[.A221]-[.A22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222]-[.A22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formula="of:=[.A223]-[.A22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formula="of:=[.A224]-[.A22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formula="of:=[.A225]-[.A22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formula="of:=[.A226]-[.A22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table:formula="of:=[.A227]-[.A22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table:formula="of:=[.A228]-[.A22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formula="of:=[.A229]-[.A22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207" calcext:value-type="float">
            <text:p>207</text:p>
          </table:table-cell>
          <table:table-cell office:value-type="float" office:value="90" calcext:value-type="float">
            <text:p>90</text:p>
          </table:table-cell>
          <table:table-cell table:formula="of:=[.A230]-[.A22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207" calcext:value-type="float">
            <text:p>207</text:p>
          </table:table-cell>
          <table:table-cell office:value-type="float" office:value="90" calcext:value-type="float">
            <text:p>90</text:p>
          </table:table-cell>
          <table:table-cell table:formula="of:=[.A231]-[.A23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table:formula="of:=[.A232]-[.A23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table:formula="of:=[.A233]-[.A23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205" calcext:value-type="float">
            <text:p>205</text:p>
          </table:table-cell>
          <table:table-cell office:value-type="float" office:value="90" calcext:value-type="float">
            <text:p>90</text:p>
          </table:table-cell>
          <table:table-cell table:formula="of:=[.A234]-[.A23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table:formula="of:=[.A235]-[.A23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table:formula="of:=[.A236]-[.A23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formula="of:=[.A237]-[.A23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formula="of:=[.A238]-[.A23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formula="of:=[.A239]-[.A23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formula="of:=[.A240]-[.A23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formula="of:=[.A241]-[.A24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table:formula="of:=[.A242]-[.A24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table:formula="of:=[.A243]-[.A24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formula="of:=[.A244]-[.A24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36" calcext:value-type="float">
            <text:p>236</text:p>
          </table:table-cell>
          <table:table-cell office:value-type="float" office:value="88" calcext:value-type="float">
            <text:p>88</text:p>
          </table:table-cell>
          <table:table-cell table:formula="of:=[.A245]-[.A24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36" calcext:value-type="float">
            <text:p>236</text:p>
          </table:table-cell>
          <table:table-cell office:value-type="float" office:value="88" calcext:value-type="float">
            <text:p>88</text:p>
          </table:table-cell>
          <table:table-cell table:formula="of:=[.A246]-[.A24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formula="of:=[.A247]-[.A24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table:formula="of:=[.A248]-[.A24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formula="of:=[.A249]-[.A24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formula="of:=[.A250]-[.A24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table:formula="of:=[.A251]-[.A25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formula="of:=[.A252]-[.A25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formula="of:=[.A253]-[.A25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formula="of:=[.A254]-[.A25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255]-[.A25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256]-[.A25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table:formula="of:=[.A257]-[.A25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table:formula="of:=[.A258]-[.A25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259" calcext:value-type="float">
            <text:p>259</text:p>
          </table:table-cell>
          <table:table-cell office:value-type="float" office:value="84" calcext:value-type="float">
            <text:p>84</text:p>
          </table:table-cell>
          <table:table-cell table:formula="of:=[.A259]-[.A258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formula="of:=[.A260]-[.A25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formula="of:=[.A261]-[.A26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formula="of:=[.A262]-[.A26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A263]-[.A26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265" calcext:value-type="float">
            <text:p>265</text:p>
          </table:table-cell>
          <table:table-cell office:value-type="float" office:value="82" calcext:value-type="float">
            <text:p>82</text:p>
          </table:table-cell>
          <table:table-cell table:formula="of:=[.A264]-[.A26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formula="of:=[.A265]-[.A26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formula="of:=[.A266]-[.A26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formula="of:=[.A267]-[.A26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268]-[.A26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table:formula="of:=[.A269]-[.A26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table:formula="of:=[.A270]-[.A26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formula="of:=[.A271]-[.A270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table:formula="of:=[.A272]-[.A27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table:formula="of:=[.A273]-[.A27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274]-[.A27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275]-[.A27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formula="of:=[.A276]-[.A27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formula="of:=[.A277]-[.A27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formula="of:=[.A278]-[.A27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formula="of:=[.A279]-[.A27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 table:formula="of:=[.A280]-[.A27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formula="of:=[.A281]-[.A28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formula="of:=[.A282]-[.A28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formula="of:=[.A283]-[.A28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formula="of:=[.A284]-[.A28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formula="of:=[.A285]-[.A28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formula="of:=[.A286]-[.A28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formula="of:=[.A287]-[.A28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formula="of:=[.A288]-[.A28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formula="of:=[.A289]-[.A28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formula="of:=[.A290]-[.A28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205" calcext:value-type="float">
            <text:p>205</text:p>
          </table:table-cell>
          <table:table-cell office:value-type="float" office:value="90" calcext:value-type="float">
            <text:p>90</text:p>
          </table:table-cell>
          <table:table-cell table:formula="of:=[.A291]-[.A29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table:formula="of:=[.A292]-[.A29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204" calcext:value-type="float">
            <text:p>204</text:p>
          </table:table-cell>
          <table:table-cell office:value-type="float" office:value="90" calcext:value-type="float">
            <text:p>90</text:p>
          </table:table-cell>
          <table:table-cell table:formula="of:=[.A293]-[.A29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207" calcext:value-type="float">
            <text:p>207</text:p>
          </table:table-cell>
          <table:table-cell office:value-type="float" office:value="75" calcext:value-type="float">
            <text:p>75</text:p>
          </table:table-cell>
          <table:table-cell table:formula="of:=[.A294]-[.A29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formula="of:=[.A295]-[.A29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formula="of:=[.A296]-[.A29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table:formula="of:=[.A297]-[.A29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table:formula="of:=[.A298]-[.A29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table:formula="of:=[.A299]-[.A29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300]-[.A29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formula="of:=[.A301]-[.A30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302]-[.A30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formula="of:=[.A303]-[.A30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table:formula="of:=[.A304]-[.A30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formula="of:=[.A305]-[.A30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formula="of:=[.A306]-[.A30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formula="of:=[.A307]-[.A30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formula="of:=[.A308]-[.A30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formula="of:=[.A309]-[.A30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formula="of:=[.A310]-[.A30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formula="of:=[.A311]-[.A31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312]-[.A31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313]-[.A31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formula="of:=[.A314]-[.A313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315]-[.A31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316]-[.A31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formula="of:=[.A317]-[.A31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formula="of:=[.A318]-[.A31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319]-[.A31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320]-[.A31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formula="of:=[.A321]-[.A32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261" calcext:value-type="float">
            <text:p>261</text:p>
          </table:table-cell>
          <table:table-cell office:value-type="float" office:value="76" calcext:value-type="float">
            <text:p>76</text:p>
          </table:table-cell>
          <table:table-cell table:formula="of:=[.A322]-[.A32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formula="of:=[.A323]-[.A32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324]-[.A32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257" calcext:value-type="float">
            <text:p>257</text:p>
          </table:table-cell>
          <table:table-cell office:value-type="float" office:value="89" calcext:value-type="float">
            <text:p>89</text:p>
          </table:table-cell>
          <table:table-cell table:formula="of:=[.A325]-[.A32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257" calcext:value-type="float">
            <text:p>257</text:p>
          </table:table-cell>
          <table:table-cell office:value-type="float" office:value="89" calcext:value-type="float">
            <text:p>89</text:p>
          </table:table-cell>
          <table:table-cell table:formula="of:=[.A326]-[.A32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327]-[.A326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328]-[.A32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table:formula="of:=[.A329]-[.A32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330]-[.A32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A331]-[.A33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formula="of:=[.A332]-[.A33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formula="of:=[.A333]-[.A33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formula="of:=[.A334]-[.A33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formula="of:=[.A335]-[.A33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formula="of:=[.A336]-[.A33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  <table:table-cell table:formula="of:=[.A337]-[.A33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234" calcext:value-type="float">
            <text:p>234</text:p>
          </table:table-cell>
          <table:table-cell office:value-type="float" office:value="67" calcext:value-type="float">
            <text:p>67</text:p>
          </table:table-cell>
          <table:table-cell table:formula="of:=[.A338]-[.A33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234" calcext:value-type="float">
            <text:p>234</text:p>
          </table:table-cell>
          <table:table-cell office:value-type="float" office:value="67" calcext:value-type="float">
            <text:p>67</text:p>
          </table:table-cell>
          <table:table-cell table:formula="of:=[.A339]-[.A33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340]-[.A33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[.A341]-[.A34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342]-[.A34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343]-[.A34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table:formula="of:=[.A344]-[.A34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[.A345]-[.A34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formula="of:=[.A346]-[.A34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formula="of:=[.A347]-[.A34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201" calcext:value-type="float">
            <text:p>201</text:p>
          </table:table-cell>
          <table:table-cell office:value-type="float" office:value="82" calcext:value-type="float">
            <text:p>82</text:p>
          </table:table-cell>
          <table:table-cell table:formula="of:=[.A348]-[.A34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201" calcext:value-type="float">
            <text:p>201</text:p>
          </table:table-cell>
          <table:table-cell office:value-type="float" office:value="82" calcext:value-type="float">
            <text:p>82</text:p>
          </table:table-cell>
          <table:table-cell table:formula="of:=[.A349]-[.A34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table:formula="of:=[.A350]-[.A34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table:formula="of:=[.A351]-[.A35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formula="of:=[.A352]-[.A35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formula="of:=[.A353]-[.A35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formula="of:=[.A354]-[.A35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formula="of:=[.A355]-[.A35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formula="of:=[.A356]-[.A35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[.A357]-[.A35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formula="of:=[.A358]-[.A35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formula="of:=[.A359]-[.A35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formula="of:=[.A360]-[.A35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361]-[.A36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formula="of:=[.A362]-[.A36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363]-[.A36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formula="of:=[.A364]-[.A36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365]-[.A36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formula="of:=[.A366]-[.A36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formula="of:=[.A367]-[.A36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table:formula="of:=[.A368]-[.A36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table:formula="of:=[.A369]-[.A36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table:formula="of:=[.A370]-[.A369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table:formula="of:=[.A371]-[.A37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formula="of:=[.A372]-[.A37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373]-[.A37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formula="of:=[.A374]-[.A37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formula="of:=[.A375]-[.A37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formula="of:=[.A376]-[.A37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formula="of:=[.A377]-[.A37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263" calcext:value-type="float">
            <text:p>263</text:p>
          </table:table-cell>
          <table:table-cell office:value-type="float" office:value="88" calcext:value-type="float">
            <text:p>88</text:p>
          </table:table-cell>
          <table:table-cell table:formula="of:=[.A378]-[.A37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263" calcext:value-type="float">
            <text:p>263</text:p>
          </table:table-cell>
          <table:table-cell office:value-type="float" office:value="88" calcext:value-type="float">
            <text:p>88</text:p>
          </table:table-cell>
          <table:table-cell table:formula="of:=[.A379]-[.A37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formula="of:=[.A380]-[.A379]" office:value-type="float" office:value="17" calcext:value-type="float">
            <text:p>1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4:49:33.9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4:55:55.079000000</dc:date>
    <meta:editing-duration>PT13M22S</meta:editing-duration>
    <meta:editing-cycles>10</meta:editing-cycles>
    <meta:generator>LibreOffice/7.2.5.2$Windows_X86_64 LibreOffice_project/499f9727c189e6ef3471021d6132d4c694f357e5</meta:generator>
    <meta:document-statistic meta:table-count="1" meta:cell-count="1544" meta:object-count="0"/>
  </office:meta>
</office:document-meta>
</file>